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Verdana" svg:font-family="Verdana"/>
    <style:font-face style:name="Mangal" svg:font-family="Mangal" style:font-pitch="variable"/>
    <style:font-face style:name="SimSun" svg:font-family="SimSu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9.87mm"/>
    </style:style>
    <style:style style:name="co3" style:family="table-column">
      <style:table-column-properties fo:break-before="auto" style:column-width="205.58mm"/>
    </style:style>
    <style:style style:name="co4" style:family="table-column">
      <style:table-column-properties fo:break-before="auto" style:column-width="52.71mm"/>
    </style:style>
    <style:style style:name="co5" style:family="table-column">
      <style:table-column-properties fo:break-before="auto" style:column-width="17.64mm"/>
    </style:style>
    <style:style style:name="co6" style:family="table-column">
      <style:table-column-properties fo:break-before="auto" style:column-width="11.11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101.23mm"/>
    </style:style>
    <style:style style:name="co9" style:family="table-column">
      <style:table-column-properties fo:break-before="auto" style:column-width="115.41mm"/>
    </style:style>
    <style:style style:name="co10" style:family="table-column">
      <style:table-column-properties fo:break-before="auto" style:column-width="77.96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9.69mm" fo:break-before="auto" style:use-optimal-row-height="false"/>
    </style:style>
    <style:style style:name="ro6" style:family="table-row">
      <style:table-row-properties style:row-height="40.01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ro9" style:family="table-row">
      <style:table-row-properties style:row-height="29.65mm" fo:break-before="auto" style:use-optimal-row-height="true"/>
    </style:style>
    <style:style style:name="ro10" style:family="table-row">
      <style:table-row-properties style:row-height="17.18mm" fo:break-before="auto" style:use-optimal-row-height="true"/>
    </style:style>
    <style:style style:name="ta1" style:family="table" style:master-page-name="PageStyle_5f_Client_20_Doc">
      <style:table-properties table:display="true" style:writing-mode="lr-tb"/>
    </style:style>
    <style:style style:name="ta2" style:family="table" style:master-page-name="PageStyle_5f_POS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2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</style:style>
    <style:style style:name="ce36" style:family="table-cell" style:parent-style-name="Default">
      <style:table-cell-properties fo:border-bottom="none" fo:background-color="#adc5e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972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Calibri1" fo:font-size="11pt" style:font-size-asian="11pt" style:font-size-complex="11pt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Calibri1" fo:font-size="11pt" style:font-size-asian="11pt" style:font-size-complex="11pt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Calibri1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Calibri1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Calibri1" fo:font-size="11pt" style:font-size-asian="11pt" style:font-size-complex="11pt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972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font-name="Calibri1" fo:font-size="11pt" style:font-size-asian="11pt" style:font-size-complex="11pt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1" fo:font-size="11pt" style:font-size-asian="11pt" style:font-size-complex="11pt"/>
    </style:style>
    <style:style style:name="ce2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1" fo:font-size="11pt" style:font-size-asian="11pt" style:font-size-complex="11pt"/>
    </style:style>
    <style:style style:name="ce52" style:family="table-cell" style:parent-style-name="Default">
      <style:text-properties style:font-name="Calibri1" fo:font-size="11pt" style:font-size-asian="11pt" style:font-size-complex="11pt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1" fo:font-size="11pt" style:font-size-asian="11pt" style:font-size-complex="11pt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1" fo:font-size="11pt" style:font-size-asian="11pt" style:font-size-complex="11pt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1" fo:font-size="11pt" style:font-size-asian="11pt" style:font-size-complex="11pt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1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alibri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imSun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alibri1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alibri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angal" style:font-size-asian="11pt" style:language-asian="hi" style:country-asian="IN" style:font-style-asian="normal" style:font-weight-asian="normal" style:font-name-complex="Calibri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1" fo:font-size="11pt" style:font-size-asian="11pt" style:font-size-complex="11pt"/>
    </style:style>
    <style:style style:name="ce62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alibri1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angal" style:font-size-asian="11pt" style:language-asian="hi" style:country-asian="IN" style:font-style-asian="normal" style:font-weight-asian="bold" style:font-name-complex="Calibri1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Calibri1" fo:font-size="11pt" style:font-size-asian="11pt" style:font-size-complex="11pt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Calibri1" fo:font-size="11pt" style:font-size-asian="11pt" style:font-size-complex="11pt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Calibri1" fo:font-size="11pt" style:font-size-asian="11pt" style:font-size-complex="11pt"/>
    </style:style>
    <style:style style:name="ce86" style:family="table-cell" style:parent-style-name="Default">
      <style:table-cell-properties fo:border-bottom="1.76pt solid #000000" fo:background-color="#ff972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="0.06pt solid #000000"/>
      <style:text-properties style:font-name="Calibri1" fo:font-size="11pt" style:font-size-asian="11pt" style:font-size-complex="11pt"/>
    </style:style>
    <style:style style:name="ce7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1" fo:font-size="11pt" style:font-size-asian="11pt" style:font-size-complex="11pt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name-complex="Mangal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name-complex="Mangal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" fo:font-size="11pt" style:font-size-asian="11pt" style:font-size-complex="11pt"/>
    </style:style>
    <style:style style:name="ce9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name-complex="Mangal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" fo:font-size="11pt" style:font-size-asian="11pt" style:font-name-complex="Mangal" style:font-size-complex="11pt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" fo:font-size="11pt" style:font-size-asian="11pt" style:font-name-complex="Mangal" style:font-size-complex="11pt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1" fo:font-size="11pt" style:font-size-asian="11pt" style:font-size-complex="11pt"/>
    </style:style>
    <style:style style:name="ce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1" fo:font-size="11pt" style:font-size-asian="11pt" style:font-size-complex="11pt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order-bottom="1.76pt solid #000000" fo:background-color="#ff972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font-name="Calibri1" fo:font-size="11pt" style:font-name-asian="SimSun" style:font-size-asian="11pt" style:font-name-complex="Calibri1" style:font-size-complex="11pt"/>
    </style:style>
    <style:style style:name="ce80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Calibri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imSun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font-name="Calibri1" fo:font-size="11pt" style:font-size-asian="11pt" style:font-size-complex="11pt"/>
    </style:style>
    <style:style style:name="ce8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font-name="Calibri1" fo:font-size="11pt" style:font-size-asian="11pt" style:font-size-complex="11pt"/>
    </style:style>
    <style:style style:name="ce1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font-name="Calibri1" fo:font-size="11pt" style:font-size-asian="11pt" style:font-size-complex="11pt"/>
    </style:style>
    <style:style style:name="ce1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font-name="Calibri1" fo:font-size="11pt" fo:language="none" fo:country="none" style:font-name-asian="Verdana" style:font-size-asian="11pt" style:language-asian="none" style:country-asian="none" style:font-name-complex="Verdana" style:font-size-complex="11pt" style:language-complex="none" style:country-complex="none"/>
    </style:style>
    <style:style style:name="T1" style:family="text">
      <style:text-properties style:use-window-font-color="true" style:font-name="Calibri" fo:font-size="12pt" style:letter-kerning="true" fo:language="en" fo:country="IN" style:language-asian="zh" style:country-asian="CN" style:language-complex="hi" style:country-complex="IN" style:font-name-asian="SimSun" style:font-name-complex="Calibri" style:font-size-asian="12pt" style:font-size-complex="12pt"/>
    </style:style>
    <style:style style:name="T2" style:family="text">
      <style:text-properties style:use-window-font-color="true" style:font-name="Calibri" fo:font-size="12pt" style:letter-kerning="true" fo:language="en" fo:country="IN" style:language-asian="zh" style:country-asian="CN" style:language-complex="hi" style:country-complex="IN" style:font-name-asian="SimSun" style:font-name-complex="Calibri" style:font-size-asian="12pt" style:font-size-complex="12pt" style:text-position="super 58%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7" style:family="text">
      <style:text-properties style:text-line-through-mode="continuous" fo:language="en" fo:country="IN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/>
    </style:style>
    <style:style style:name="T8" style:family="text">
      <style:text-properties style:text-line-through-mode="continuous" fo:language="en" fo:country="IN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style:text-line-through-mode="continuous" fo:language="en" fo:country="IN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17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1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style:text-line-through-mode="continuous" fo:language="en" fo:country="IN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line-through-mode="continuous" fo:language="en" fo:country="IN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4" style:family="text">
      <style:text-properties style:text-line-through-mode="continuous" fo:language="en" fo:country="IN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25" style:family="text">
      <style:text-properties style:text-line-through-mode="continuous" fo:language="en" fo:country="IN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9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0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1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position="0% 100%"/>
    </style:style>
    <style:style style:name="T3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font-weight="bold" style:font-weight-asian="bold" style:font-weight-complex="bold"/>
    </style:style>
    <style:style style:name="T3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text-position="0% 100%" style:font-weight-asian="bold" style:font-weight-complex="bold"/>
    </style:style>
    <style:style style:name="T3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font-weight="normal" style:font-weight-asian="normal" style:font-weight-complex="normal"/>
    </style:style>
    <style:style style:name="T35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font-weight="normal" style:font-weight-asian="normal" style:font-weight-complex="normal"/>
    </style:style>
    <style:style style:name="T36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font-weight="bold" style:font-weight-asian="bold" style:font-weight-complex="bold"/>
    </style:style>
    <style:style style:name="T3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0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style:text-position="0% 100%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letter-kerning="true" fo:language="en" fo:country="IN" style:language-asian="zh" style:country-asian="CN" style:language-complex="hi" style:country-complex="IN" style:font-name-asian="SimSun" style:font-name-complex="Calibri" style:font-size-asian="12pt" style:font-size-complex="12pt"/>
    </style:style>
    <style:style style:name="T43" style:family="text">
      <style:text-properties style:letter-kerning="true" fo:language="en" fo:country="IN" style:language-asian="zh" style:country-asian="CN" style:language-complex="hi" style:country-complex="IN" style:font-name-asian="SimSun" style:font-name-complex="Calibri" style:font-size-asian="12pt" style:font-size-complex="12pt" fo:font-weight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ient Do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58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Points to be tested</text:p>
          </table:table-cell>
          <table:table-cell table:style-name="ce1" office:value-type="string" calcext:value-type="string">
            <text:p>Format on check points &amp; Rax-tech testing Remarks</text:p>
          </table:table-cell>
          <table:table-cell table:style-name="ce1" office:value-type="string" calcext:value-type="string">
            <text:p>Table Testing Remarks- Rax-tech</text:p>
          </table:table-cell>
          <table:table-cell table:style-name="ce1" office:value-type="string" calcext:value-type="string">
            <text:p>GIPL Factory Cleaner Test Remarks</text:p>
          </table:table-cell>
          <table:table-cell table:style-name="ce1" office:value-type="string" calcext:value-type="string">
            <text:p>Final clsoure on Points</text:p>
          </table:table-cell>
          <table:table-cell table:number-columns-repeated="5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Power Section</text:p>
          </table:table-cell>
          <table:table-cell table:style-name="ce3" office:value-type="string" calcext:value-type="string">
            <text:p>To power On the 6 boards seperately &amp; check for the polaritiy &amp; voltage levels at test points in (BMS PCB/MAIN BOARDPCB/MOTOR PCB/MICRO CONTROLLER PCB)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Firmware Download Testing</text:p>
          </table:table-cell>
          <table:table-cell table:style-name="ce3" office:value-type="string" calcext:value-type="string">
            <text:p>To download the firmware &amp; confirm the downloading procedure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SP for microcontroller debug port </text:p>
          </table:table-cell>
          <table:table-cell table:style-name="ce3" office:value-type="string" calcext:value-type="string">
            <text:p>To provide program to transfer characters or data to check the working of the communication port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SP for Relay ON</text:p>
          </table:table-cell>
          <table:table-cell table:style-name="ce3" office:value-type="string" calcext:value-type="string">
            <text:p>To provide program to on/off relay with some ON/OFF control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SP for Battery Charging /Discharging</text:p>
          </table:table-cell>
          <table:table-cell table:style-name="ce3" office:value-type="string" calcext:value-type="string">
            <text:p>To provide program to confirm the charging &amp; discharging of the battery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BSP for Motor Drivers</text:p>
          </table:table-cell>
          <table:table-cell table:style-name="ce3" office:value-type="string" calcext:value-type="string">
            <text:p>To provide program for running the motor with ON/OFF control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BSP for Zigbee Testing</text:p>
          </table:table-cell>
          <table:table-cell table:style-name="ce3" office:value-type="string" calcext:value-type="string">
            <text:p>To provide program for data transfer check through zigbee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BSP for memory card testing</text:p>
          </table:table-cell>
          <table:table-cell table:style-name="ce3" office:value-type="string" calcext:value-type="string">
            <text:p>To provide program for data store &amp; transfer to &amp; from memory card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BSP for Status LED On</text:p>
          </table:table-cell>
          <table:table-cell table:style-name="ce3" office:value-type="string" calcext:value-type="string">
            <text:p>To provide program for LED ON/OFF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BSP for input - Proximity sensors</text:p>
          </table:table-cell>
          <table:table-cell table:style-name="ce3" office:value-type="string" calcext:value-type="string">
            <text:p>To provide program for checking the ON/OFF status of the sensors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BSP for input - Limit swithes</text:p>
          </table:table-cell>
          <table:table-cell table:style-name="ce3" office:value-type="string" calcext:value-type="string">
            <text:p>To provide program for checking the ON/OFF status of the Limit switch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BSP for safety sensor </text:p>
          </table:table-cell>
          <table:table-cell table:style-name="ce3" office:value-type="string" calcext:value-type="string">
            <text:p>To provide program for checking the ON/OFF status of the sensor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BSP for Config UART (PC communication port)</text:p>
          </table:table-cell>
          <table:table-cell table:style-name="ce3" office:value-type="string" calcext:value-type="string">
            <text:p>To provide program to transfer characters or data to check the working of the communication port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BSP for UART 3 &amp; 4</text:p>
          </table:table-cell>
          <table:table-cell table:style-name="ce3" office:value-type="string" calcext:value-type="string">
            <text:p>To provide program to transfer characters or data to check the working of the communication port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BSP for temperature sensor on BMS</text:p>
          </table:table-cell>
          <table:table-cell table:style-name="ce3" office:value-type="string" calcext:value-type="string">
            <text:p>To provide program for accessing the values of the temperature sensors on BMS section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BSP for temperature sensors on motor Drivers</text:p>
          </table:table-cell>
          <table:table-cell table:style-name="ce3" office:value-type="string" calcext:value-type="string">
            <text:p>To provide program for accessing the values of the temperature sensors on motor drivers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4" office:value-type="string" calcext:value-type="string">
            <text:p>BSP for temperature sensors on board</text:p>
          </table:table-cell>
          <table:table-cell table:style-name="ce3" office:value-type="string" calcext:value-type="string">
            <text:p>To provide program for accessing the values of the temperature sensors for ON board 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Other points</text:p>
          </table:table-cell>
          <table:table-cell table:style-name="ce3" office:value-type="string" calcext:value-type="string">
            <text:p>To Check the status of Buzzer, 5v Fan, LCD SPI,GPIO points</text:p>
          </table:table-cell>
          <table:table-cell table:style-name="ce3" table:number-columns-repeated="3"/>
          <table:table-cell table:style-name="ce4" table:number-columns-repeated="58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OST" table:style-name="ta2">
        <office:forms form:automatic-focus="false" form:apply-design-mode="false"/>
        <table:table-column table:style-name="co6" table:default-cell-style-name="ce42"/>
        <table:table-column table:style-name="co7" table:default-cell-style-name="ce55"/>
        <table:table-column table:style-name="co8" table:default-cell-style-name="ce55"/>
        <table:table-column table:style-name="co9" table:default-cell-style-name="ce76"/>
        <table:table-column table:style-name="co10" table:default-cell-style-name="ce55"/>
        <table:table-column table:style-name="co5" table:number-columns-repeated="59" table:default-cell-style-name="ce52"/>
        <table:table-row table:style-name="ro2">
          <table:table-cell table:style-name="ce36" office:value-type="string" calcext:value-type="string" table:number-columns-spanned="5" table:number-rows-spanned="1">
            <text:p>POST REQUIREMENT DOCUMENT</text:p>
          </table:table-cell>
          <table:covered-table-cell table:number-columns-repeated="3" table:style-name="ce43"/>
          <table:covered-table-cell table:style-name="ce77"/>
          <table:table-cell table:number-columns-repeated="59"/>
        </table:table-row>
        <table:table-row table:style-name="ro2">
          <table:table-cell table:style-name="ce11" office:value-type="string" calcext:value-type="string">
            <text:p>T.No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Test Condition</text:p>
          </table:table-cell>
          <table:table-cell table:style-name="ce86" office:value-type="string" calcext:value-type="string">
            <text:p>Result Observation</text:p>
          </table:table-cell>
          <table:table-cell table:style-name="ce108"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45" office:value-type="string" calcext:value-type="string">
            <text:p>Power</text:p>
          </table:table-cell>
          <table:table-cell table:style-name="ce56" office:value-type="string" calcext:value-type="string">
            <text:p>Main PCB</text:p>
          </table:table-cell>
          <table:table-cell table:style-name="ce61"/>
          <table:table-cell table:style-name="ce61" office:value-type="string" calcext:value-type="string">
            <text:p>If power supply is not within limit, then, don't proceed further, check the regulator section </text:p>
          </table:table-cell>
          <table:table-cell table:number-columns-repeated="59"/>
        </table:table-row>
        <table:table-row table:style-name="ro2">
          <table:table-cell table:style-name="ce38"/>
          <table:table-cell table:style-name="ce45"/>
          <table:table-cell table:style-name="ce57" office:value-type="string" calcext:value-type="string">
            <text:p>Give 12V DC (J2: 12V, J4: GND) 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38"/>
          <table:table-cell table:style-name="ce45"/>
          <table:table-cell table:style-name="ce57" office:value-type="string" calcext:value-type="string">
            <text:p>Check for 5V DC voltage across C113</text:p>
          </table:table-cell>
          <table:table-cell table:style-name="ce69" office:value-type="string" calcext:value-type="string">
            <text:p>4.90 – 5.10V at the power supply for 5V DC.</text:p>
          </table:table-cell>
          <table:table-cell table:style-name="ce61"/>
          <table:table-cell table:number-columns-repeated="59"/>
        </table:table-row>
        <table:table-row table:style-name="ro2">
          <table:table-cell table:style-name="ce38"/>
          <table:table-cell table:style-name="ce45"/>
          <table:table-cell table:style-name="ce57" office:value-type="string" calcext:value-type="string">
            <text:p>Check for 3.3V DC voltage across C150</text:p>
          </table:table-cell>
          <table:table-cell table:style-name="ce61" office:value-type="string" calcext:value-type="string">
            <text:p>3.20 – 3.40V at the power supply for 3.3V DC.</text:p>
          </table:table-cell>
          <table:table-cell table:style-name="ce61"/>
          <table:table-cell table:number-columns-repeated="59"/>
        </table:table-row>
        <table:table-row table:style-name="ro1">
          <table:table-cell table:style-name="ce38"/>
          <table:table-cell table:style-name="ce45"/>
          <table:table-cell table:style-name="ce59" office:value-type="string" calcext:value-type="string">
            <text:p>Micro Controller PCB</text:p>
          </table:table-cell>
          <table:table-cell table:style-name="ce61"/>
          <table:table-cell table:style-name="ce79" office:value-type="string" calcext:value-type="string">
            <text:p><text:span text:style-name="T42">Ensure debugger wiring is as given in the </text:span><text:span text:style-name="T43">Debugger Section</text:span></text:p>
          </table:table-cell>
          <table:table-cell table:number-columns-repeated="59"/>
        </table:table-row>
        <table:table-row table:style-name="ro3">
          <table:table-cell table:style-name="ce38"/>
          <table:table-cell table:style-name="ce45"/>
          <table:table-cell table:style-name="ce57" office:value-type="string" calcext:value-type="string">
            <text:p><text:span text:style-name="T1">Check  for 3.3V DC voltage between 1</text:span><text:span text:style-name="T2">st</text:span><text:span text:style-name="T1"> and 5</text:span><text:span text:style-name="T2">th</text:span><text:span text:style-name="T1"> pins of J205</text:span></text:p>
          </table:table-cell>
          <table:table-cell table:style-name="ce61" office:value-type="string" calcext:value-type="string">
            <text:p>3.20 – 3.40V at the power supply for 3.3V DC.</text:p>
          </table:table-cell>
          <table:table-cell table:style-name="ce61"/>
          <table:table-cell table:number-columns-repeated="59"/>
        </table:table-row>
        <table:table-row table:style-name="ro4">
          <table:table-cell table:style-name="ce38"/>
          <table:table-cell table:style-name="ce45"/>
          <table:table-cell table:style-name="ce59" office:value-type="string" calcext:value-type="string">
            <text:p>Motor Driver PCB</text:p>
          </table:table-cell>
          <table:table-cell table:style-name="ce70"/>
          <table:table-cell table:style-name="ce80" office:value-type="string" calcext:value-type="string">
            <text:p>Ensure the Motor driver card is connected to BMS Card (Vbridge to J302 &amp; J303 and Gnd to J304 &amp; J305) for powering the motor driver section</text:p>
          </table:table-cell>
          <table:table-cell table:number-columns-repeated="59"/>
        </table:table-row>
        <table:table-row table:style-name="ro2">
          <table:table-cell table:style-name="ce38"/>
          <table:table-cell table:style-name="ce45"/>
          <table:table-cell table:style-name="ce60" office:value-type="string" calcext:value-type="string">
            <text:p>Check for 24V DC across C305</text:p>
          </table:table-cell>
          <table:table-cell table:style-name="ce61" office:value-type="string" calcext:value-type="string">
            <text:p>23.9 – 24.10V at the power supply for 24V DC.</text:p>
          </table:table-cell>
          <table:table-cell table:style-name="ce61"/>
          <table:table-cell table:number-columns-repeated="59"/>
        </table:table-row>
        <table:table-row table:style-name="ro2">
          <table:table-cell table:style-name="ce38"/>
          <table:table-cell table:style-name="ce45"/>
          <table:table-cell table:style-name="ce60" office:value-type="string" calcext:value-type="string">
            <text:p>Check for 3.3V DC across C306</text:p>
          </table:table-cell>
          <table:table-cell table:style-name="ce61" office:value-type="string" calcext:value-type="string">
            <text:p>3.20 – 3.40V at the power supply for 3.3V DC.</text:p>
          </table:table-cell>
          <table:table-cell table:style-name="ce61"/>
          <table:table-cell table:number-columns-repeated="59"/>
        </table:table-row>
        <table:table-row table:style-name="ro2">
          <table:table-cell table:style-name="ce38"/>
          <table:table-cell table:style-name="ce45"/>
          <table:table-cell table:style-name="ce61"/>
          <table:table-cell table:style-name="ce60"/>
          <table:table-cell table:style-name="ce61"/>
          <table:table-cell table:number-columns-repeated="59"/>
        </table:table-row>
        <table:table-row table:style-name="ro2">
          <table:table-cell table:style-name="ce38"/>
          <table:table-cell table:style-name="ce45"/>
          <table:table-cell table:style-name="ce62" office:value-type="string" calcext:value-type="string">
            <text:p>BMS PCB</text:p>
          </table:table-cell>
          <table:table-cell table:style-name="ce60"/>
          <table:table-cell table:style-name="ce61"/>
          <table:table-cell table:number-columns-repeated="59"/>
        </table:table-row>
        <table:table-row table:style-name="ro2">
          <table:table-cell table:style-name="ce38"/>
          <table:table-cell table:style-name="ce45"/>
          <table:table-cell table:style-name="ce60" office:value-type="string" calcext:value-type="string">
            <text:p>Check for 5V DC across C429</text:p>
          </table:table-cell>
          <table:table-cell table:style-name="ce60"/>
          <table:table-cell table:style-name="ce61"/>
          <table:table-cell table:number-columns-repeated="59"/>
        </table:table-row>
        <table:table-row table:style-name="ro2">
          <table:table-cell table:style-name="ce38"/>
          <table:table-cell table:style-name="ce45"/>
          <table:table-cell table:style-name="ce60" office:value-type="string" calcext:value-type="string">
            <text:p>Check for 3.3V DC across C403</text:p>
          </table:table-cell>
          <table:table-cell table:style-name="ce60"/>
          <table:table-cell table:style-name="ce61"/>
          <table:table-cell table:number-columns-repeated="59"/>
        </table:table-row>
        <table:table-row table:style-name="ro2">
          <table:table-cell table:style-name="ce38"/>
          <table:table-cell table:style-name="ce45"/>
          <table:table-cell table:style-name="ce60" office:value-type="string" calcext:value-type="string">
            <text:p>Check DC power across J405 and J411</text:p>
          </table:table-cell>
          <table:table-cell table:style-name="ce60"/>
          <table:table-cell table:style-name="ce61"/>
          <table:table-cell table:number-columns-repeated="59"/>
        </table:table-row>
        <table:table-row table:style-name="ro2">
          <table:table-cell table:style-name="ce38"/>
          <table:table-cell table:style-name="ce45"/>
          <table:table-cell table:style-name="ce60" office:value-type="string" calcext:value-type="string">
            <text:p>Check Solar panel across J413 &amp; J419</text:p>
          </table:table-cell>
          <table:table-cell table:style-name="ce60"/>
          <table:table-cell table:style-name="ce61"/>
          <table:table-cell table:number-columns-repeated="59"/>
        </table:table-row>
        <table:table-row table:style-name="ro2">
          <table:table-cell table:style-name="ce38"/>
          <table:table-cell table:style-name="ce45"/>
          <table:table-cell table:style-name="ce61"/>
          <table:table-cell table:style-name="ce60"/>
          <table:table-cell table:style-name="ce61"/>
          <table:table-cell table:number-columns-repeated="59"/>
        </table:table-row>
        <table:table-row table:style-name="ro1">
          <table:table-cell table:style-name="ce39" office:value-type="float" office:value="2" calcext:value-type="float">
            <text:p>2</text:p>
          </table:table-cell>
          <table:table-cell table:style-name="ce46" office:value-type="string" calcext:value-type="string">
            <text:p>Processor</text:p>
          </table:table-cell>
          <table:table-cell table:style-name="ce61" office:value-type="string" calcext:value-type="string">
            <text:p>Processor card to pluggin in the socket, and debugger to be connected, and run a sample code</text:p>
          </table:table-cell>
          <table:table-cell table:style-name="ce61" office:value-type="string" calcext:value-type="string">
            <text:p>Code download/Verify Successfully</text:p>
          </table:table-cell>
          <table:table-cell table:style-name="ce61" office:value-type="string" calcext:value-type="string">
            <text:p>If any error seen in the IDE, that should be addressed.</text:p>
          </table:table-cell>
          <table:table-cell table:number-columns-repeated="59"/>
        </table:table-row>
        <table:table-row table:style-name="ro5">
          <table:table-cell table:style-name="ce39" office:value-type="float" office:value="3" calcext:value-type="float">
            <text:p>3</text:p>
          </table:table-cell>
          <table:table-cell table:style-name="ce46" office:value-type="string" calcext:value-type="string">
            <text:p>Self Test</text:p>
          </table:table-cell>
          <table:table-cell table:style-name="ce63" office:value-type="string" calcext:value-type="string" table:number-columns-spanned="1" table:number-rows-spanned="12">
            <text:p><text:span text:style-name="T3">Connect the Debug COM Port on the controller Pluggin card to PC through TTL to USB Converter.Connect a Loop back cable on the UART2 . Connect a Loop back cable on the UART3.  Connect a Loop back cable on the UART4(Config UART). </text:span>Connect the Motor Driver PCBs A, B, C with the Main card</text:p>
          </table:table-cell>
          <table:table-cell table:style-name="ce71" office:value-type="string" calcext:value-type="string">
            <text:p>ON Com Tool observe the display , <text:span text:style-name="T4">Welcome to GANGES POST</text:span><text:span text:style-name="T5"> and wait for the string</text:span><text:span text:style-name="T6"> START</text:span><text:span text:style-name="T5"> If received this string Display</text:span><text:span text:style-name="T6"> Debug UART Port is working Fine</text:span></text:p>
          </table:table-cell>
          <table:table-cell table:style-name="ce81" office:value-type="string" calcext:value-type="string">
            <text:p>If not found this display, either cable connection issue, or UART1 issue to be addressed</text:p>
          </table:table-cell>
          <table:table-cell table:number-columns-repeated="59"/>
        </table:table-row>
        <table:table-row table:style-name="ro6">
          <table:table-cell table:style-name="ce39" office:value-type="float" office:value="4" calcext:value-type="float">
            <text:p>4</text:p>
          </table:table-cell>
          <table:table-cell table:style-name="ce46" office:value-type="string" calcext:value-type="string">
            <text:p>Self Test</text:p>
          </table:table-cell>
          <table:covered-table-cell table:style-name="ce64"/>
          <table:table-cell table:style-name="ce71" office:value-type="string" calcext:value-type="string">
            <text:p><text:span text:style-name="T7">Enter </text:span><text:span text:style-name="T8">LED TEST</text:span><text:span text:style-name="T7">. </text:span></text:p>
            <text:p/>
            <text:p><text:span text:style-name="T7">First LED to ON and display </text:span><text:span text:style-name="T9"> Confirm LED1 ON</text:span></text:p>
            <text:p><text:span text:style-name="T10">On the press of </text:span><text:span text:style-name="T11">LED1OK or LED1NOK</text:span><text:span text:style-name="T12">, second LED to ON holding first LED ON condition. Then display </text:span><text:span text:style-name="T11">Confirm LED2 ON</text:span><text:span text:style-name="T12"> On the press of </text:span><text:span text:style-name="T11">LED2OK or LED2NOK</text:span><text:span text:style-name="T12">, third LED to ON holding first and second LED ON condition. Then display </text:span><text:span text:style-name="T11">Confirm LED3 ON</text:span><text:span text:style-name="T12"> On the press of  </text:span><text:span text:style-name="T11">LED3OK or LED3NOK</text:span><text:span text:style-name="T12">, fourth LED to ON holding first and second, and third LED ON condition. </text:span><text:span text:style-name="T5">Then display</text:span><text:span text:style-name="T6"> Confirm LED4 ON</text:span><text:span text:style-name="T5"> On the press of  </text:span><text:span text:style-name="T6">LED4OK or LED4NOK</text:span><text:span text:style-name="T5">,all four LEDs to hold ON condition. Then display </text:span><text:span text:style-name="T6">MOVE TO NEXT TEST</text:span></text:p>
          </table:table-cell>
          <table:table-cell table:style-name="ce81" office:value-type="string" calcext:value-type="string">
            <text:p>If any LED is not blinking, that LED shall be troubleshooted</text:p>
          </table:table-cell>
          <table:table-cell table:number-columns-repeated="59"/>
        </table:table-row>
        <table:table-row table:style-name="ro4">
          <table:table-cell table:style-name="ce39" office:value-type="float" office:value="5" calcext:value-type="float">
            <text:p>5</text:p>
          </table:table-cell>
          <table:table-cell table:style-name="ce46" office:value-type="string" calcext:value-type="string">
            <text:p>Self Test</text:p>
          </table:table-cell>
          <table:covered-table-cell table:style-name="ce64"/>
          <table:table-cell table:style-name="ce87" office:value-type="string" calcext:value-type="string">
            <text:p><text:span text:style-name="T10">Enter</text:span><text:span text:style-name="T11"> LIMIT SWITCH TEST </text:span><text:span text:style-name="T12">and once that input is sensed from no sense condition, then display </text:span><text:span text:style-name="T11">LIMIT SWITCH OK. </text:span><text:span text:style-name="T12">Otherwise display</text:span><text:span text:style-name="T11"> LIMIT SWITCH NOK</text:span></text:p>
          </table:table-cell>
          <table:table-cell table:style-name="ce82" office:value-type="string" calcext:value-type="string">
            <text:p>If it is not sensed, check the circuit well.</text:p>
          </table:table-cell>
          <table:table-cell table:number-columns-repeated="59"/>
        </table:table-row>
        <table:table-row table:style-name="ro4">
          <table:table-cell table:style-name="ce39" office:value-type="float" office:value="6" calcext:value-type="float">
            <text:p>6</text:p>
          </table:table-cell>
          <table:table-cell table:style-name="ce46"/>
          <table:covered-table-cell table:style-name="ce64"/>
          <table:table-cell table:style-name="ce87" office:value-type="string" calcext:value-type="string">
            <text:p><text:span text:style-name="T10">Enter </text:span><text:span text:style-name="T11">PROXIMITY SENSOR TEST </text:span><text:span text:style-name="T12">and once that input is sensed from no sense condition, then display </text:span><text:span text:style-name="T11">PROXIMITY SENSOR OK. </text:span><text:span text:style-name="T12">Otherwise display</text:span><text:span text:style-name="T11"> PROXIMITY SENSOR  NOK</text:span></text:p>
          </table:table-cell>
          <table:table-cell table:style-name="ce82" office:value-type="string" calcext:value-type="string">
            <text:p>If it is not sensed, check the circuit well.</text:p>
          </table:table-cell>
          <table:table-cell table:number-columns-repeated="59"/>
        </table:table-row>
        <table:table-row table:style-name="ro4">
          <table:table-cell table:style-name="ce39" office:value-type="float" office:value="7" calcext:value-type="float">
            <text:p>7</text:p>
          </table:table-cell>
          <table:table-cell table:style-name="ce46"/>
          <table:covered-table-cell table:style-name="ce64"/>
          <table:table-cell table:style-name="ce96" office:value-type="string" calcext:value-type="string">
            <text:p><text:span text:style-name="T13">Enter</text:span><text:span text:style-name="T14"> SAFETY SENSOR TEST </text:span><text:span text:style-name="T15">and once that input is sensed from no sense condition, then display </text:span><text:span text:style-name="T14">SAFETY SENSOR OK. </text:span><text:span text:style-name="T15">Otherwise display</text:span><text:span text:style-name="T14"> SAFETY SENSOR  NOK</text:span></text:p>
          </table:table-cell>
          <table:table-cell table:style-name="ce82" office:value-type="string" calcext:value-type="string">
            <text:p>If it is not sensed, check the circuit well.</text:p>
          </table:table-cell>
          <table:table-cell table:number-columns-repeated="59"/>
        </table:table-row>
        <table:table-row table:style-name="ro1">
          <table:table-cell table:style-name="ce39" office:value-type="float" office:value="8" calcext:value-type="float">
            <text:p>8</text:p>
          </table:table-cell>
          <table:table-cell table:style-name="ce46" office:value-type="string" calcext:value-type="string">
            <text:p>Self Test</text:p>
          </table:table-cell>
          <table:covered-table-cell table:style-name="ce64"/>
          <table:table-cell table:style-name="ce97" office:value-type="string" calcext:value-type="string">
            <text:p>Send Character <text:span text:style-name="T4">"ABCD"</text:span><text:span text:style-name="T5"> through this UART2 port and receive </text:span><text:span text:style-name="T6">"ABCD". </text:span><text:span text:style-name="T5">If received successfully, they Display</text:span><text:span text:style-name="T6"> "UART2 is working Fine"</text:span></text:p>
          </table:table-cell>
          <table:table-cell table:style-name="ce81" office:value-type="string" calcext:value-type="string">
            <text:p>If not found this display, either cable connection issue, or UART2 issue to be addressed</text:p>
          </table:table-cell>
          <table:table-cell table:number-columns-repeated="59"/>
        </table:table-row>
        <table:table-row table:style-name="ro1">
          <table:table-cell table:style-name="ce39" office:value-type="float" office:value="9" calcext:value-type="float">
            <text:p>9</text:p>
          </table:table-cell>
          <table:table-cell table:style-name="ce46" office:value-type="string" calcext:value-type="string">
            <text:p>Self Test</text:p>
          </table:table-cell>
          <table:covered-table-cell table:style-name="ce64"/>
          <table:table-cell table:style-name="ce97" office:value-type="string" calcext:value-type="string">
            <text:p>Send Character <text:span text:style-name="T4">"ABCD"</text:span><text:span text:style-name="T5"> through this UART3 port and receive </text:span><text:span text:style-name="T6">"ABCD". </text:span><text:span text:style-name="T5">If received successfully, they Display</text:span><text:span text:style-name="T6"> "UART3 is working Fine"</text:span></text:p>
          </table:table-cell>
          <table:table-cell table:style-name="ce81" office:value-type="string" calcext:value-type="string">
            <text:p>If not found this display, either cable connection issue, or UART3 issue to be addressed</text:p>
          </table:table-cell>
          <table:table-cell table:number-columns-repeated="59"/>
        </table:table-row>
        <table:table-row table:style-name="ro1">
          <table:table-cell table:style-name="ce39" office:value-type="float" office:value="10" calcext:value-type="float">
            <text:p>10</text:p>
          </table:table-cell>
          <table:table-cell table:style-name="ce46" office:value-type="string" calcext:value-type="string">
            <text:p>Self Test</text:p>
          </table:table-cell>
          <table:covered-table-cell table:style-name="ce64"/>
          <table:table-cell table:style-name="ce97" office:value-type="string" calcext:value-type="string">
            <text:p>Send Character <text:span text:style-name="T4">"ABCD"</text:span><text:span text:style-name="T5"> through this UART3 port and receive </text:span><text:span text:style-name="T6">"ABCD". </text:span><text:span text:style-name="T5">If received successfully, they Display</text:span><text:span text:style-name="T6"> "UART4 is working Fine"</text:span></text:p>
          </table:table-cell>
          <table:table-cell table:style-name="ce81" office:value-type="string" calcext:value-type="string">
            <text:p>If not found this display, either cable connection issue, or UART4 issue to be addressed</text:p>
          </table:table-cell>
          <table:table-cell table:number-columns-repeated="59"/>
        </table:table-row>
        <table:table-row table:style-name="ro4">
          <table:table-cell table:style-name="ce39" office:value-type="float" office:value="11" calcext:value-type="float">
            <text:p>11</text:p>
          </table:table-cell>
          <table:table-cell table:style-name="ce46" office:value-type="string" calcext:value-type="string">
            <text:p>Self Test</text:p>
          </table:table-cell>
          <table:covered-table-cell table:style-name="ce64"/>
          <table:table-cell table:style-name="ce98" office:value-type="string" calcext:value-type="string">
            <text:p><text:span text:style-name="T10">Enter </text:span><text:span text:style-name="T11">TEMP SENSOR TEST</text:span><text:span text:style-name="T12">. </text:span><text:span text:style-name="T16">Measure the temperature of Motor Control board A, B,C and Display </text:span><text:span text:style-name="T17">MC-A reads 25Deg , MC-B reads 26Deg, MC-C reads 27Deg</text:span></text:p>
          </table:table-cell>
          <table:table-cell table:style-name="ce82" office:value-type="string" calcext:value-type="string">
            <text:p>I2C or Cable to be tested</text:p>
          </table:table-cell>
          <table:table-cell table:number-columns-repeated="59"/>
        </table:table-row>
        <table:table-row table:style-name="ro7">
          <table:table-cell table:style-name="ce39" office:value-type="float" office:value="12" calcext:value-type="float">
            <text:p>12</text:p>
          </table:table-cell>
          <table:table-cell table:style-name="ce46" office:value-type="string" calcext:value-type="string">
            <text:p>Self Test</text:p>
          </table:table-cell>
          <table:covered-table-cell table:style-name="ce64"/>
          <table:table-cell table:style-name="ce99" office:value-type="string" calcext:value-type="string">
            <text:p><text:span text:style-name="T10">Enter </text:span><text:span text:style-name="T11">MOTOR1</text:span><text:span text:style-name="T12"> </text:span><text:span text:style-name="T11">ON</text:span></text:p>
            <text:p><text:span text:style-name="T10"> display </text:span><text:span text:style-name="T11">Check </text:span><text:span text:style-name="T12"> </text:span></text:p>
            <text:p><text:span text:style-name="T10">Enter </text:span><text:span text:style-name="T11">MOTOR1</text:span><text:span text:style-name="T12"> </text:span><text:span text:style-name="T11">OFF</text:span></text:p>
            <text:p><text:span text:style-name="T10"> display </text:span><text:span text:style-name="T11">Check </text:span><text:span text:style-name="T12"> </text:span></text:p>
          </table:table-cell>
          <table:table-cell table:style-name="ce82"/>
          <table:table-cell table:number-columns-repeated="59"/>
        </table:table-row>
        <table:table-row table:style-name="ro7">
          <table:table-cell table:style-name="ce39" office:value-type="float" office:value="13" calcext:value-type="float">
            <text:p>13</text:p>
          </table:table-cell>
          <table:table-cell table:style-name="ce46" office:value-type="string" calcext:value-type="string">
            <text:p>Self Test</text:p>
          </table:table-cell>
          <table:covered-table-cell table:style-name="ce64"/>
          <table:table-cell table:style-name="ce95" office:value-type="string" calcext:value-type="string">
            <text:p><text:span text:style-name="T10">Enter </text:span><text:span text:style-name="T11">MOTOR2</text:span><text:span text:style-name="T12"> </text:span><text:span text:style-name="T11">ON</text:span></text:p>
            <text:p><text:span text:style-name="T10"> display </text:span><text:span text:style-name="T11">Check </text:span><text:span text:style-name="T12"> </text:span></text:p>
            <text:p><text:span text:style-name="T10">Enter </text:span><text:span text:style-name="T11">MOTOR2</text:span><text:span text:style-name="T12"> </text:span><text:span text:style-name="T11">OFF</text:span></text:p>
            <text:p><text:span text:style-name="T10"> display </text:span><text:span text:style-name="T11">Check </text:span><text:span text:style-name="T12"> </text:span></text:p>
          </table:table-cell>
          <table:table-cell table:style-name="ce82"/>
          <table:table-cell table:number-columns-repeated="59"/>
        </table:table-row>
        <table:table-row table:style-name="ro7">
          <table:table-cell table:style-name="ce39" office:value-type="float" office:value="14" calcext:value-type="float">
            <text:p>14</text:p>
          </table:table-cell>
          <table:table-cell table:style-name="ce46" office:value-type="string" calcext:value-type="string">
            <text:p>Self Test</text:p>
          </table:table-cell>
          <table:covered-table-cell table:style-name="ce65"/>
          <table:table-cell table:style-name="ce95" office:value-type="string" calcext:value-type="string">
            <text:p><text:span text:style-name="T18">Enter </text:span><text:span text:style-name="T19">MOTOR3</text:span><text:span text:style-name="T20"> </text:span><text:span text:style-name="T19">ON</text:span></text:p>
            <text:p><text:span text:style-name="T18"> display </text:span><text:span text:style-name="T19">Check </text:span><text:span text:style-name="T20"> </text:span></text:p>
            <text:p><text:span text:style-name="T18">Enter </text:span><text:span text:style-name="T19">MOTOR3</text:span><text:span text:style-name="T20"> </text:span><text:span text:style-name="T19">OFF</text:span></text:p>
            <text:p><text:span text:style-name="T18"> display </text:span><text:span text:style-name="T19">Check </text:span><text:span text:style-name="T20"> </text:span></text:p>
          </table:table-cell>
          <table:table-cell table:style-name="ce82"/>
          <table:table-cell table:number-columns-repeated="59"/>
        </table:table-row>
        <table:table-row table:style-name="ro8">
          <table:table-cell table:style-name="ce39" office:value-type="float" office:value="15" calcext:value-type="float">
            <text:p>15</text:p>
          </table:table-cell>
          <table:table-cell table:style-name="ce46" office:value-type="string" calcext:value-type="string">
            <text:p>Self Test</text:p>
          </table:table-cell>
          <table:table-cell table:style-name="ce46" office:value-type="string" calcext:value-type="string">
            <text:p>Flash Memory Test</text:p>
          </table:table-cell>
          <table:table-cell table:style-name="ce73" office:value-type="string" calcext:value-type="string">
            <text:p><text:span text:style-name="T21">Enter </text:span>FLASH MEMORY TEST </text:p>
            <text:p><text:span text:style-name="T22">On receiving, display </text:span><text:span text:style-name="T7">Enter any String for READ and WRITE,(string should be entered within # quotes #string#) </text:span><text:span text:style-name="T23">Once string is received, Save the string in memory and read the memory back and Display the string , if received</text:span><text:span text:style-name="T24"> "FLASH OK" or "FLASH NOK" , </text:span><text:span text:style-name="T25">continue to next test on display of</text:span><text:span text:style-name="T5">  </text:span><text:span text:style-name="T6">MOVE TO NEXT TEST</text:span></text:p>
          </table:table-cell>
          <table:table-cell table:style-name="ce82" office:value-type="string" calcext:value-type="string">
            <text:p>SPI or IC Components to be checked</text:p>
          </table:table-cell>
          <table:table-cell table:number-columns-repeated="59"/>
        </table:table-row>
        <table:table-row table:style-name="ro9">
          <table:table-cell table:style-name="ce15" office:value-type="float" office:value="16" calcext:value-type="float">
            <text:p>16</text:p>
          </table:table-cell>
          <table:table-cell table:style-name="ce26" office:value-type="string" calcext:value-type="string">
            <text:p>Self Test</text:p>
          </table:table-cell>
          <table:table-cell table:style-name="ce26" office:value-type="string" calcext:value-type="string">
            <text:p>SD Card Test</text:p>
          </table:table-cell>
          <table:table-cell table:style-name="ce92" office:value-type="string" calcext:value-type="string">
            <text:p/>
            <text:p><text:span text:style-name="T10">Enter </text:span><text:span text:style-name="T11">SD CARD TEST  </text:span></text:p>
            <text:p><text:span text:style-name="T10">On receiving, display </text:span><text:span text:style-name="T11">Enter any String for READ and WRITE,(string should be entered within $, for eg) $string$) </text:span><text:span text:style-name="T12">Once string is received, Save the string in memory  and Display the </text:span><text:span text:style-name="T11">SD CARD WRITE COMPLETE</text:span><text:span text:style-name="T12"> , if received</text:span><text:span text:style-name="T11"> "SD CARD OK" or "SD CARD NOK" , </text:span><text:span text:style-name="T12">continue to next test  on display of  </text:span><text:span text:style-name="T11">MOVE TO NEXT TEST </text:span></text:p>
          </table:table-cell>
          <table:table-cell table:style-name="ce113" office:value-type="string" calcext:value-type="string">
            <text:p>SPI or IC Components to be checked or chck memory card insertion</text:p>
          </table:table-cell>
          <table:table-cell table:number-columns-repeated="59"/>
        </table:table-row>
        <table:table-row table:style-name="ro4">
          <table:table-cell table:style-name="ce15" office:value-type="float" office:value="17" calcext:value-type="float">
            <text:p>17</text:p>
          </table:table-cell>
          <table:table-cell table:style-name="ce26" office:value-type="string" calcext:value-type="string">
            <text:p>Self Test</text:p>
          </table:table-cell>
          <table:table-cell table:style-name="ce26" office:value-type="string" calcext:value-type="string">
            <text:p>Relay <text:s/>Test</text:p>
          </table:table-cell>
          <table:table-cell table:style-name="ce92" office:value-type="string" calcext:value-type="string">
            <text:p><text:span text:style-name="T26">Enter</text:span><text:span text:style-name="T27"> BMS RELAY Test </text:span><text:span text:style-name="T28">and check for the  voltage high on the R404 and R408 resistors after connecting the cable from the Main card.</text:span></text:p>
            <text:p/>
          </table:table-cell>
          <table:table-cell table:style-name="ce114"/>
          <table:table-cell table:number-columns-repeated="59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6" office:value-type="string" calcext:value-type="string">
            <text:p>Self Test</text:p>
          </table:table-cell>
          <table:table-cell table:style-name="ce26" office:value-type="string" calcext:value-type="string">
            <text:p>BMS Temperature Sensor Test</text:p>
          </table:table-cell>
          <table:table-cell table:style-name="ce92" office:value-type="string" calcext:value-type="string">
            <text:p><text:span text:style-name="T3">Enter</text:span><text:span text:style-name="T29"> BMS TEMP TEST </text:span><text:span text:style-name="T30">and </text:span><text:span text:style-name="T31">Measure the temperature of BMS and Display </text:span><text:span text:style-name="T32">BMS TEMP  reads- 25Deg </text:span></text:p>
          </table:table-cell>
          <table:table-cell table:style-name="ce114"/>
          <table:table-cell table:number-columns-repeated="59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6" office:value-type="string" calcext:value-type="string">
            <text:p>Self Test</text:p>
          </table:table-cell>
          <table:table-cell table:style-name="ce26" office:value-type="string" calcext:value-type="string">
            <text:p>Battery Charging Test</text:p>
          </table:table-cell>
          <table:table-cell table:style-name="ce97" office:value-type="string" calcext:value-type="string">
            <text:p>Check Battery charging voltage by connecting the battery to be charged at J422 (+) &amp; J421()-</text:p>
          </table:table-cell>
          <table:table-cell table:style-name="ce114" office:value-type="string" calcext:value-type="string">
            <text:p>If not, check VSYS and Solar connector are connected.</text:p>
          </table:table-cell>
          <table:table-cell table:number-columns-repeated="59"/>
        </table:table-row>
        <table:table-row table:style-name="ro4">
          <table:table-cell table:style-name="ce15" office:value-type="float" office:value="20" calcext:value-type="float">
            <text:p>20</text:p>
          </table:table-cell>
          <table:table-cell table:style-name="ce26" office:value-type="string" calcext:value-type="string">
            <text:p>Self Test</text:p>
          </table:table-cell>
          <table:table-cell table:style-name="ce26" office:value-type="string" calcext:value-type="string">
            <text:p>Buzzer, FAN and GPIO <text:s/>Test</text:p>
          </table:table-cell>
          <table:table-cell table:style-name="ce103" office:value-type="string" calcext:value-type="string">
            <text:p><text:span text:style-name="T3">Enter </text:span><text:span text:style-name="T33">BUZZER-FAN-GPIO TEST</text:span><text:span text:style-name="T34"> and  display </text:span><text:span text:style-name="T32"> Confirm Buzzer Pin, </text:span><text:span text:style-name="T34">check for logic high at Q6 base  and if it is logic high, enter </text:span><text:span text:style-name="T32">BUZZEROK</text:span><text:span text:style-name="T34"> . Otherwise </text:span><text:span text:style-name="T35">enter </text:span><text:span text:style-name="T36">BUZZERNOK</text:span></text:p>
          </table:table-cell>
          <table:table-cell table:style-name="ce113"/>
          <table:table-cell table:number-columns-repeated="59"/>
        </table:table-row>
        <table:table-row table:style-name="ro1">
          <table:table-cell table:style-name="ce15"/>
          <table:table-cell table:style-name="ce26" table:number-columns-repeated="2"/>
          <table:table-cell table:style-name="ce103" office:value-type="string" calcext:value-type="string">
            <text:p><text:span text:style-name="T37">Display Confirm Fan Pin</text:span><text:span text:style-name="T20"> and check for logic high at one pad of R44 and if it is logic high, enter </text:span><text:span text:style-name="T19">FANOK</text:span><text:span text:style-name="T20"> . Otherwise enter </text:span><text:span text:style-name="T19">FANNOK</text:span></text:p>
          </table:table-cell>
          <table:table-cell table:style-name="ce113"/>
          <table:table-cell table:number-columns-repeated="59"/>
        </table:table-row>
        <table:table-row table:style-name="ro4">
          <table:table-cell table:style-name="ce15"/>
          <table:table-cell table:style-name="ce26" table:number-columns-repeated="2"/>
          <table:table-cell table:style-name="ce103" office:value-type="string" calcext:value-type="string">
            <text:p><text:span text:style-name="T38">Display , </text:span><text:span text:style-name="T39">Confirm </text:span><text:span text:style-name="T40">GPIO Pins </text:span><text:span text:style-name="T35"> and check for logic high  at one pad of C70-C77  and if it is logic high, enter </text:span><text:span text:style-name="T36">GPIOOK</text:span><text:span text:style-name="T35"> . Otherwise enter </text:span><text:span text:style-name="T36">GPIONOK</text:span></text:p>
            <text:p><text:span text:style-name="T10">continue to next test  on display of  </text:span><text:span text:style-name="T11">MOVE TO NEXT TEST </text:span></text:p>
          </table:table-cell>
          <table:table-cell table:style-name="ce113"/>
          <table:table-cell table:number-columns-repeated="59"/>
        </table:table-row>
        <table:table-row table:style-name="ro10">
          <table:table-cell table:style-name="ce18" office:value-type="float" office:value="21" calcext:value-type="float">
            <text:p>21</text:p>
          </table:table-cell>
          <table:table-cell table:style-name="ce26" office:value-type="string" calcext:value-type="string">
            <text:p>Self Test</text:p>
          </table:table-cell>
          <table:table-cell table:style-name="ce26" office:value-type="string" calcext:value-type="string">
            <text:p>Zigbee Test</text:p>
          </table:table-cell>
          <table:table-cell table:style-name="ce97" office:value-type="string" calcext:value-type="string">
            <text:p>Pair another Zigbee module with the onboard Zigbee module using XCTU.  Send “<text:span text:style-name="T41">M11</text:span>” to the paired module for the MOTOR A to ON and check led1 is on will on and for motor to off Send <text:span text:style-name="T21">“</text:span><text:span text:style-name="T41">M10</text:span><text:span text:style-name="T21">” check led1 off  Above commands are for </text:span><text:span text:style-name="T41">Motor A</text:span></text:p>
          </table:table-cell>
          <table:table-cell table:style-name="ce113" office:value-type="string" calcext:value-type="string">
            <text:p>If it is not received, check the device and commands</text:p>
            <text:p>Zigbee is working or not only is checked.</text:p>
          </table:table-cell>
          <table:table-cell table:number-columns-repeated="59"/>
        </table:table-row>
        <table:table-row table:style-name="ro2">
          <table:table-cell table:style-name="ce40"/>
          <table:table-cell table:style-name="ce52" table:number-columns-repeated="3"/>
          <table:table-cell table:style-name="ce75"/>
          <table:table-cell table:number-columns-repeated="59"/>
        </table:table-row>
        <table:table-row table:style-name="ro2" table:number-rows-repeated="2">
          <table:table-cell table:style-name="ce40"/>
          <table:table-cell table:style-name="ce52" table:number-columns-repeated="3"/>
          <table:table-cell table:style-name="ce53"/>
          <table:table-cell table:number-columns-repeated="59"/>
        </table:table-row>
        <table:table-row table:style-name="ro2">
          <table:table-cell table:style-name="ce41"/>
          <table:table-cell table:style-name="ce52" table:number-columns-repeated="3"/>
          <table:table-cell table:style-name="ce53"/>
          <table:table-cell table:number-columns-repeated="59"/>
        </table:table-row>
        <table:table-row table:style-name="ro2">
          <table:table-cell table:style-name="ce41"/>
          <table:table-cell table:style-name="ce32"/>
          <table:table-cell table:style-name="ce53"/>
          <table:table-cell table:style-name="ce75"/>
          <table:table-cell table:style-name="ce53"/>
          <table:table-cell table:number-columns-repeated="59"/>
        </table:table-row>
        <table:table-row table:style-name="ro2" table:number-rows-repeated="4">
          <table:table-cell table:style-name="ce41"/>
          <table:table-cell table:style-name="ce53" table:number-columns-repeated="2"/>
          <table:table-cell table:style-name="ce75"/>
          <table:table-cell table:style-name="ce53"/>
          <table:table-cell table:number-columns-repeated="59"/>
        </table:table-row>
        <table:table-row table:style-name="ro2" table:number-rows-repeated="104852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Verdana" svg:font-family="Verdana"/>
    <style:font-face style:name="Mangal" svg:font-family="Mangal" style:font-pitch="variable"/>
    <style:font-face style:name="SimSun" svg:font-family="SimSu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Mang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loext:text> ₹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₹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₹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₹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₹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₹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6:05:07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ient_20_Doc" style:display-name="PageStyle_Client D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" style:display-name="PageStyle_PO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6-09-16T00:00:00</meta:creation-date>
    <dc:date>2022-03-05T16:17:36.021000000</dc:date>
    <meta:generator>LibreOffice/6.3.3.2$Windows_x86 LibreOffice_project/a64200df03143b798afd1ec74a12ab50359878ed</meta:generator>
    <meta:editing-duration>PT11H49M10S</meta:editing-duration>
    <meta:editing-cycles>89</meta:editing-cycles>
    <meta:document-statistic meta:table-count="2" meta:cell-count="173" meta:object-count="0"/>
    <meta:user-defined meta:name="ICV">AEAB61B8D9CE4480BAAFCD0E9B3603F0</meta:user-defined>
    <meta:user-defined meta:name="KSOProductBuildVer">1033-11.2.0.10463</meta:user-defined>
  </office:meta>
</office:document-meta>
</file>